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6111in" fo:margin-left="0.491in" fo:margin-right="0.8229in" table:align="margins"/>
    </style:style>
    <style:style style:name="Table1.A" style:family="table-column">
      <style:table-column-properties style:column-width="1.8583in" style:rel-column-width="2676*"/>
    </style:style>
    <style:style style:name="Table1.B" style:family="table-column">
      <style:table-column-properties style:column-width="3.7528in" style:rel-column-width="540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paragraph-properties fo:line-height="100%"/>
    </style:style>
    <style:style style:name="P18" style:family="paragraph" style:parent-style-name="Text_20_body" style:list-style-name="L4">
      <style:paragraph-properties fo:margin-top="0in" fo:margin-bottom="0in"/>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P21" style:family="paragraph" style:parent-style-name="Text_20_body" style:list-style-name="L8">
      <style:paragraph-properties fo:margin-top="0in" fo:margin-bottom="0in"/>
    </style:style>
    <style:style style:name="P22" style:family="paragraph" style:parent-style-name="Text_20_body" style:list-style-name="L10">
      <style:paragraph-properties fo:margin-top="0in" fo:margin-bottom="0in"/>
    </style:style>
    <style:style style:name="P23" style:family="paragraph" style:parent-style-name="Text_20_body" style:list-style-name="L13">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Text_20_body" style:list-style-name="L17">
      <style:paragraph-properties fo:margin-top="0in" fo:margin-bottom="0in"/>
    </style:style>
    <style:style style:name="P27" style:family="paragraph" style:parent-style-name="Text_20_body" style:list-style-name="L18">
      <style:paragraph-properties fo:margin-top="0in" fo:margin-bottom="0in"/>
    </style:style>
    <style:style style:name="P28" style:family="paragraph" style:parent-style-name="Text_20_body" style:list-style-name="L9">
      <style:paragraph-properties fo:margin-top="0in" fo:margin-bottom="0in" fo:line-height="10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row>
          <table:table-cell table:style-name="Table1.A1" office:value-type="string">
            <text:p text:style-name="Table_20_Contents">Project Name</text:p>
          </table:table-cell>
          <table:table-cell table:style-name="Table1.B1" office:value-type="string">
            <text:p text:style-name="Table_20_Contents">BUDGET SOCIAL NETWORK</text:p>
          </table:table-cell>
        </table:table-row>
        <table:table-row>
          <table:table-cell table:style-name="Table1.A2" office:value-type="string">
            <text:p text:style-name="Table_20_Contents">Product Name</text:p>
          </table:table-cell>
          <table:table-cell table:style-name="Table1.B2" office:value-type="string">
            <text:p text:style-name="Table_20_Contents">BUDJIT.COM</text:p>
          </table:table-cell>
        </table:table-row>
        <table:table-row>
          <table:table-cell table:style-name="Table1.A2" office:value-type="string">
            <text:p text:style-name="Table_20_Contents">Product Release Version </text:p>
          </table:table-cell>
          <table:table-cell table:style-name="Table1.B2" office:value-type="string">
            <text:p text:style-name="Table_20_Contents">1.0.0</text:p>
          </table:table-cell>
        </table:table-row>
      </table:table>
      <text:p text:style-name="Standard"/>
      <text:p text:style-name="Standard"/>
      <text:p text:style-name="Standard"><text:tab/></text:p>
      <text:p text:style-name="Standard"><text:tab/><text:tab/>Unit Test Plan</text:p>
      <text:p text:style-name="Standard"><text:tab/><text:tab/>Document Version: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date style:data-style-name="N37" text:date-value="2014-08-06T10:20:10.71" text:fixed="true">08/06/14</text:date></text:p>
      <text:p text:style-name="Standard"><text:tab/>Prepared By: </text:p>
      <text:p text:style-name="Standard"/>
      <text:p text:style-name="Standard"/>
      <text:p text:style-name="Standard"/>
      <text:p text:style-name="Standard"><text:soft-page-break/>Unit Test Plan</text:p>
      <text:section text:style-name="Sect1" text:name="container">
        <text:section text:style-name="Sect1" text:name="content-container">
          <text:p text:style-name="Standard"/>
          <text:section text:style-name="Sect1" text:name="content">
            <text:p text:style-name="Standard"/>
            <text:section text:style-name="Sect1" text:name="post-421">
              <text:p text:style-name="Text_20_body"><text:span text:style-name="Strong_20_Emphasis">Introduction</text:span></text:p>
              <text:p text:style-name="Text_20_body"/>
              <text:p text:style-name="Text_20_body"><text:span text:style-name="Strong_20_Emphasis">Test Items:</text:span></text:p>
              <text:p text:style-name="Text_20_body"><text:span text:style-name="Strong_20_Emphasis"><text:tab/></text:span></text:p>
              <text:list xml:id="list3019641020575386394" text:style-name="L3">
                <text:list-item>
                  <text:p text:style-name="P1">Home </text:p>
                </text:list-item>
                <text:list-item>
                  <text:p text:style-name="P1">Registration Log-in Page</text:p>
                </text:list-item>
                <text:list-item>
                  <text:p text:style-name="P1">Contact</text:p>
                </text:list-item>
                <text:list-item>
                  <text:p text:style-name="P1">Profile Page</text:p>
                </text:list-item>
                <text:list-item>
                  <text:p text:style-name="P1">User Post Page</text:p>
                </text:list-item>
                <text:list-item>
                  <text:p text:style-name="P1">Viewing Blog Post Page</text:p>
                  <text:p text:style-name="P1"/>
                </text:list-item>
              </text:list>
              <text:p text:style-name="Text_20_body"><text:span text:style-name="Strong_20_Emphasis">Features to be Tested:</text:span></text:p>
              <text:list xml:id="list1211782206025014656" text:style-name="L4">
                <text:list-item>
                  <text:p text:style-name="P18">List the features of the software/product to be tested.</text:p>
                </text:list-item>
                <text:list-item>
                  <text:p text:style-name="P2">Provide references to the Requirements and/or Design specifications of the features to be tested</text:p>
                </text:list-item>
              </text:list>
              <text:p text:style-name="Text_20_body"><text:span text:style-name="Strong_20_Emphasis">Features Not to Be Tested</text:span>:</text:p>
              <text:list xml:id="list5353074876483252050" text:style-name="L5">
                <text:list-item>
                  <text:p text:style-name="P19">About Page-Software Developers Profile</text:p>
                </text:list-item>
                <text:list-item>
                  <text:p text:style-name="P3">Content Only</text:p>
                </text:list-item>
              </text:list>
              <text:p text:style-name="Text_20_body"><text:span text:style-name="Strong_20_Emphasis">Approach</text:span>:</text:p>
              <text:list xml:id="list1628314985631633560" text:style-name="L6">
                <text:list-item>
                  <text:p text:style-name="P20">Mention the overall approach to testing.</text:p>
                </text:list-item>
                <text:list-item>
                  <text:p text:style-name="P4">Specify the testing levels [if it's a Master Test Plan], the testing types, and the testing methods [Manual/Automated; White Box/Black Box/Gray Box]</text:p>
                </text:list-item>
              </text:list>
              <text:p text:style-name="Text_20_body"><text:span text:style-name="Strong_20_Emphasis">Item Pass/Fail Criteria:</text:span></text:p>
              <text:list xml:id="list8668585548275264625" text:style-name="L7">
                <text:list-item>
                  <text:p text:style-name="P5">Specify the criteria that will be used to determine whether each test item (software/product) has passed or failed testing.</text:p>
                </text:list-item>
              </text:list>
              <text:p text:style-name="Text_20_body"><text:span text:style-name="Strong_20_Emphasis">Suspension Criteria and Resumption Requirements:</text:span></text:p>
              <text:list xml:id="list8133633880568270963" text:style-name="L8">
                <text:list-item>
                  <text:p text:style-name="P21">Specify criteria to be used to suspend the testing activity.</text:p>
                </text:list-item>
                <text:list-item>
                  <text:p text:style-name="P6">Specify testing activities which must be redone when testing is resumed.</text:p>
                </text:list-item>
              </text:list>
              <text:p text:style-name="Text_20_body"><text:span text:style-name="Strong_20_Emphasis">Test Deliverables</text:span>:</text:p>
              <text:list xml:id="list9056955171520721757" text:style-name="L19">
                <text:list-item>
                  <text:p text:style-name="P17">Test Requirements</text:p>
                </text:list-item>
                <text:list-item>
                  <text:p text:style-name="P17">Test Plan </text:p>
                </text:list-item>
              </text:list>
              <text:list xml:id="list6045381534938955681" text:style-name="L9">
                <text:list-item>
                  <text:list>
                    <text:list-item>
                      <text:p text:style-name="P28">Test Cases</text:p>
                    </text:list-item>
                    <text:list-item>
                      <text:p text:style-name="P28">Test Scripts</text:p>
                    </text:list-item>
                    <text:list-item>
                      <text:p text:style-name="P28">Incident Report</text:p>
                      <text:p text:style-name="P7"/>
                    </text:list-item>
                  </text:list>
                </text:list-item>
              </text:list>
              <text:p text:style-name="Text_20_body"><text:soft-page-break/> </text:p>
              <text:p text:style-name="Text_20_body"><text:span text:style-name="Strong_20_Emphasis">Test Environment:</text:span></text:p>
              <text:list xml:id="list3229244679787266238" text:style-name="L10">
                <text:list-item>
                  <text:p text:style-name="P22">Specify the properties of test environment: hardware, software, network etc.</text:p>
                </text:list-item>
                <text:list-item>
                  <text:p text:style-name="P8">List any testing or related tools.</text:p>
                </text:list-item>
              </text:list>
              <text:p text:style-name="Text_20_body"><text:span text:style-name="Strong_20_Emphasis">Estimate:</text:span></text:p>
              <text:list xml:id="list178327402605818019" text:style-name="L11">
                <text:list-item>
                  <text:p text:style-name="P9">Provide a summary of test estimates (cost or effort) and/or provide a link to the detailed estimation.</text:p>
                </text:list-item>
              </text:list>
              <text:p text:style-name="Text_20_body"><text:span text:style-name="Strong_20_Emphasis">Schedule:</text:span></text:p>
              <text:list xml:id="list7190056571387223961" text:style-name="L12">
                <text:list-item>
                  <text:p text:style-name="P10">Provide a summary of the schedule, specifying key test milestones, and/or provide a link to the detailed schedule.</text:p>
                </text:list-item>
              </text:list>
              <text:p text:style-name="Text_20_body"><text:span text:style-name="Strong_20_Emphasis">Staffing and Training Needs:</text:span></text:p>
              <text:list xml:id="list6153067633367262015" text:style-name="L13">
                <text:list-item>
                  <text:p text:style-name="P23">Specify staffing needs by role and required skills.</text:p>
                </text:list-item>
                <text:list-item>
                  <text:p text:style-name="P11">Identify training that is necessary to provide those skills, if not already acquired.</text:p>
                </text:list-item>
              </text:list>
              <text:p text:style-name="Text_20_body"><text:span text:style-name="Strong_20_Emphasis">Responsibilities:</text:span></text:p>
              <text:list xml:id="list8063352102153729368" text:style-name="L14">
                <text:list-item>
                  <text:p text:style-name="P12">List the responsibilities of each team/role/individual.</text:p>
                </text:list-item>
              </text:list>
              <text:p text:style-name="Text_20_body"><text:span text:style-name="Strong_20_Emphasis">Risks:</text:span></text:p>
              <text:list xml:id="list277504637290812615" text:style-name="L15">
                <text:list-item>
                  <text:p text:style-name="P24">List the risks that have been identified.</text:p>
                </text:list-item>
                <text:list-item>
                  <text:p text:style-name="P13">Specify the mitigation plan and the contingency plan for each risk.</text:p>
                </text:list-item>
              </text:list>
              <text:p text:style-name="Text_20_body"><text:span text:style-name="Strong_20_Emphasis">Assumptions and Dependencies:</text:span></text:p>
              <text:list xml:id="list3962706312545944489" text:style-name="L16">
                <text:list-item>
                  <text:p text:style-name="P25">List the assumptions that have been made during the preparation of this plan.</text:p>
                </text:list-item>
                <text:list-item>
                  <text:p text:style-name="P14">List the dependencies.</text:p>
                </text:list-item>
              </text:list>
              <text:p text:style-name="Text_20_body"><text:span text:style-name="Strong_20_Emphasis">Approvals:</text:span></text:p>
              <text:list xml:id="list1576334328595285008" text:style-name="L17">
                <text:list-item>
                  <text:p text:style-name="P26">Specify the names and roles of all persons who must approve the plan.</text:p>
                </text:list-item>
                <text:list-item>
                  <text:p text:style-name="P15">Provide space for signatures and dates. (If the document is to be printed.)</text:p>
                </text:list-item>
              </text:list>
              <text:p text:style-name="Text_20_body"><text:span text:style-name="Strong_20_Emphasis">TEST PLAN GUIDELINES</text:span></text:p>
              <text:list xml:id="list3774970721637750711" text:style-name="L18">
                <text:list-item>
                  <text:p text:style-name="P27">Make the plan concise. Avoid redundancy and superfluousness. If you think you do not need a section that has been mentioned in the template above, go ahead and delete that section in your test plan.</text:p>
                </text:list-item>
                <text:list-item>
                  <text:p text:style-name="P27">Be specific. For example, when you specify an operating system as a property of a test environment, mention the OS Edition/Version as well, not just the OS Name.</text:p>
                </text:list-item>
                <text:list-item>
                  <text:p text:style-name="P27">Make use of lists and tables wherever possible. Avoid lengthy paragraphs.</text:p>
                </text:list-item>
                <text:list-item>
                  <text:p text:style-name="P27">Have the test plan reviewed a number of times prior to baselining it or sending it for approval. The quality of your test plan speaks volumes about the quality of the testing you or your team is going to perform.</text:p>
                </text:list-item>
                <text:list-item>
                  <text:p text:style-name="P16">Update the plan as and when necessary. An out-dated and unused document stinks and is worse than not having the document in the first place.</text:p>
                </text:list-item>
              </text:list>
            </text:section>
          </text:section>
        </text:section>
      </text:section>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 Cobb</meta:initial-creator>
    <meta:creation-date>2014-08-06T09:52:35.13</meta:creation-date>
    <dc:date>2014-08-06T14:00:41.78</dc:date>
    <dc:creator>N Cobb</dc:creator>
    <meta:editing-duration>PT2H52M24S</meta:editing-duration>
    <meta:editing-cycles>2</meta:editing-cycles>
    <meta:generator>OpenOffice/4.1.0$Win32 OpenOffice.org_project/410m18$Build-9764</meta:generator>
    <meta:document-statistic meta:table-count="1" meta:image-count="0" meta:object-count="0" meta:page-count="4" meta:paragraph-count="69" meta:word-count="499" meta:character-count="2959"/>
  </office:meta>
</office:document-meta>
</file>